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4mm" svg:x="1.08mm" svg:y="2.8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4mm" svg:x="0.79mm" svg:y="2.4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89mm" svg:x="1.24mm" svg:y="2.4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03mm" svg:x="0.73mm" svg:y="3.8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31mm" svg:x="1.24mm" svg:y="1.4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33mm" svg:x="0.99mm" svg:y="1.5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number-rows-repeated="998">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31">0000/00/00</text:date>, <text:time style:data-style-name="N2" text:time-value="07:38:10.02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8-31T09:44:45.731000000</dc:date>
    <meta:editing-duration>P80DT2H48S</meta:editing-duration>
    <meta:editing-cycles>1445</meta:editing-cycles>
    <meta:generator>LibreOffice/6.0.1.1$Windows_X86_64 LibreOffice_project/60bfb1526849283ce2491346ed2aa51c465abfe6</meta:generator>
    <dc:creator>Zhuang Yumin</dc:creator>
    <meta:document-statistic meta:table-count="3" meta:cell-count="2328" meta:object-count="17"/>
  </office:meta>
</office:document-meta>
</file>